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99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81.01pt"/>
    </style:style>
    <style:style style:name="co8" style:family="table-column">
      <style:table-column-properties fo:break-before="auto" style:column-width="79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68pt"/>
    </style:style>
    <style:style style:name="co11" style:family="table-column">
      <style:table-column-properties fo:break-before="auto" style:column-width="58pt"/>
    </style:style>
    <style:style style:name="co12" style:family="table-column">
      <style:table-column-properties fo:break-before="auto" style:column-width="65.99pt"/>
    </style:style>
    <style:style style:name="co13" style:family="table-column">
      <style:table-column-properties fo:break-before="auto" style:column-width="74.01pt"/>
    </style:style>
    <style:style style:name="co14" style:family="table-column">
      <style:table-column-properties fo:break-before="auto" style:column-width="83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Codenames">
      <style:table-properties table:display="true" style:writing-mode="lr-tb"/>
    </style:style>
    <style:style style:name="ta2" style:family="table" style:master-page-name="PageStyle_5f_Du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denam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1004" table:default-cell-style-name="Default"/>
        <table:table-row table:style-name="ro1" table:number-rows-repeated="30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et" table:style-name="ta2">
        <office:forms form:automatic-focus="false" form:apply-design-mode="false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office:value-type="string" calcext:value-type="string">
            <text:p>Dr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ch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u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lan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xe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mpo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ng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u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mm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ng F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d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 Arth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wbo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vern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z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pole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e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ti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erf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an of A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umb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g Ba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l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c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ss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nb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az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r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n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ve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haw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h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inste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t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s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opa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rw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hin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mberj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d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u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x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a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tch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m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n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ca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d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b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tho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llow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nde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a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nd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usa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a Li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as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lyfi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t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wai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t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ec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l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ch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r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r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mon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mp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tto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u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k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iz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keu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tron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d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kin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iloc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es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n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cif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r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w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i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cko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we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rcu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qui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kete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c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wo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o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ent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a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a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ristm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scu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p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pp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a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st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g B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dd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as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.Patr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mna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de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f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c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oth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r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d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recr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re D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s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nder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irr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ath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lo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m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r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i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c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prechau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eoni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ngaro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sesh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rp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i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bb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pi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i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d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an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ous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ell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ur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l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ymp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w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chu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st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ul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spi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nd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m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g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w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t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w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b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t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ugg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bas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p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uba 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gu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malay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ze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du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a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erh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ol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shing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g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y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u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o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a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let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yscr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if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ck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kespe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c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mpk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arc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ij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rosc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c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l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ac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m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op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ck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io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o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ffa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ienti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lan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r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u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lyw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nosa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cu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cor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derta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h 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yp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u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w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017"/>
        </table:table-row>
        <table:table-row table:style-name="ro1" table:number-rows-repeated="104780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denames" style:display-name="PageStyle_Code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dercover" style:display-name="PageStyle_Under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et" style:display-name="PageStyle_Du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</meta:initial-creator>
    <meta:creation-date>2016-08-24T13:29:08</meta:creation-date>
    <dc:date>2020-03-24T21:38:00.806520675</dc:date>
    <meta:generator>LibreOffice/6.0.7.3$Linux_X86_64 LibreOffice_project/00m0$Build-3</meta:generator>
    <meta:editing-duration>PT26M</meta:editing-duration>
    <meta:editing-cycles>3</meta:editing-cycles>
    <meta:document-statistic meta:table-count="2" meta:cell-count="7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